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6bd988"/>
    </style:style>
    <style:style style:name="P8" style:family="paragraph" style:parent-style-name="Standard">
      <style:text-properties officeooo:rsid="0019a9d6" officeooo:paragraph-rsid="007b24e2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0369046"/>
    </style:style>
    <style:style style:name="P12" style:family="paragraph" style:parent-style-name="Standard">
      <style:text-properties officeooo:rsid="00462bf3" officeooo:paragraph-rsid="00462bf3"/>
    </style:style>
    <style:style style:name="P13" style:family="paragraph" style:parent-style-name="Standard">
      <style:text-properties officeooo:paragraph-rsid="0017c51e"/>
    </style:style>
    <style:style style:name="P14" style:family="paragraph" style:parent-style-name="Standard">
      <style:text-properties officeooo:paragraph-rsid="00166acd"/>
    </style:style>
    <style:style style:name="P15" style:family="paragraph" style:parent-style-name="Standard">
      <style:text-properties officeooo:rsid="00162ac1" officeooo:paragraph-rsid="007b24e2"/>
    </style:style>
    <style:style style:name="P16" style:family="paragraph" style:parent-style-name="Standard">
      <style:text-properties officeooo:rsid="0024ace3" officeooo:paragraph-rsid="007d17f7"/>
    </style:style>
    <style:style style:name="P17" style:family="paragraph" style:parent-style-name="Standard">
      <style:text-properties officeooo:rsid="0082920a" officeooo:paragraph-rsid="0082920a"/>
    </style:style>
    <style:style style:name="P18" style:family="paragraph" style:parent-style-name="Standard">
      <style:text-properties officeooo:paragraph-rsid="00555c5d"/>
    </style:style>
    <style:style style:name="P19" style:family="paragraph" style:parent-style-name="Standard">
      <style:text-properties officeooo:rsid="00a5f3a5" officeooo:paragraph-rsid="00a5f3a5"/>
    </style:style>
    <style:style style:name="P20" style:family="paragraph" style:parent-style-name="Standard" style:list-style-name="L1">
      <style:text-properties officeooo:rsid="00a5ba08" officeooo:paragraph-rsid="00a5ba08"/>
    </style:style>
    <style:style style:name="P21" style:family="paragraph" style:parent-style-name="Standard" style:list-style-name="L2">
      <style:text-properties officeooo:rsid="00a5f3a5" officeooo:paragraph-rsid="00a5f3a5"/>
    </style:style>
    <style:style style:name="P22" style:family="paragraph" style:parent-style-name="Standard" style:list-style-name="L2">
      <style:text-properties officeooo:rsid="00a82fac" officeooo:paragraph-rsid="00a82fac"/>
    </style:style>
    <style:style style:name="P23" style:family="paragraph" style:parent-style-name="Standard" style:list-style-name="L2">
      <style:text-properties officeooo:rsid="00ad6d4e" officeooo:paragraph-rsid="00ad6d4e"/>
    </style:style>
    <style:style style:name="P24" style:family="paragraph" style:parent-style-name="Standard" style:list-style-name="L3">
      <style:text-properties officeooo:rsid="008140de" officeooo:paragraph-rsid="008140de"/>
    </style:style>
    <style:style style:name="P25" style:family="paragraph" style:parent-style-name="Standard" style:list-style-name="L3">
      <style:text-properties officeooo:rsid="009c0b8d" officeooo:paragraph-rsid="009c0b8d"/>
    </style:style>
    <style:style style:name="P26" style:family="paragraph" style:parent-style-name="Standard" style:list-style-name="L3">
      <style:text-properties officeooo:rsid="00a96ed4" officeooo:paragraph-rsid="00a96ed4"/>
    </style:style>
    <style:style style:name="P27" style:family="paragraph" style:parent-style-name="Standard" style:list-style-name="L3">
      <style:text-properties officeooo:rsid="00ab6f09" officeooo:paragraph-rsid="00ab6f09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fdc42"/>
    </style:style>
    <style:style style:name="T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8" style:family="text">
      <style:text-properties officeooo:rsid="0065f56d"/>
    </style:style>
    <style:style style:name="T9" style:family="text">
      <style:text-properties officeooo:rsid="006bd988"/>
    </style:style>
    <style:style style:name="T10" style:family="text">
      <style:text-properties officeooo:rsid="006d5e70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a5ba08"/>
    </style:style>
    <style:style style:name="T14" style:family="text">
      <style:text-properties officeooo:rsid="00a5f3a5"/>
    </style:style>
    <style:style style:name="T15" style:family="text">
      <style:text-properties officeooo:rsid="00a7da74"/>
    </style:style>
    <style:style style:name="T16" style:family="text">
      <style:text-properties officeooo:rsid="00a82fac"/>
    </style:style>
    <style:style style:name="T17" style:family="text">
      <style:text-properties officeooo:rsid="00ab6af2"/>
    </style:style>
    <style:style style:name="T18" style:family="text">
      <style:text-properties officeooo:rsid="00ae4101"/>
    </style:style>
    <style:style style:name="T19" style:family="text">
      <style:text-properties officeooo:rsid="00b0805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<text:span text:style-name="T10">2.1.2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16"><text:span text:style-name="T13">The about page directs to github.com/ProjectLogs/tree/v($_VERSION&gt; </text:span>(<text:span text:style-name="T13">E2 BA 2D 27 6C 74</text:span>):</text:p>
      <text:list xml:id="list8240672533569633237" text:style-name="L1">
        <text:list-item>
          <text:p text:style-name="P20">about page</text:p>
        </text:list-item>
      </text:list>
      <text:p text:style-name="P18"/>
      <text:p text:style-name="P19">The re<text:span text:style-name="T15">pository</text:span> (<text:span text:style-name="T19">59 51 B5 05 E2 F0</text:span>):</text:p>
      <text:list xml:id="list2155601630371243523" text:style-name="L2">
        <text:list-item>
          <text:p text:style-name="P21"><text:span text:style-name="T16">create the </text:span>re<text:span text:style-name="T15">pository: new table d20_repository, main/repository.php</text:span></text:p>
        </text:list-item>
        <text:list-item>
          <text:p text:style-name="P22">new permissions: repository_get, repository_put <text:span text:style-name="T17">in newDBseed.sql</text:span></text:p>
        </text:list-item>
        <text:list-item>
          <text:p text:style-name="P23">FP_<text:span text:style-name="T18">open</text:span>(), <text:span text:style-name="T18">FP_close()</text:span> function<text:span text:style-name="T18">s</text:span></text:p>
        </text:list-item>
      </text:list>
      <text:p text:style-name="P18"/>
      <text:p text:style-name="P14"><text:span text:style-name="T6">Installation instructions</text:span><text:span text:style-name="T7">:</text:span></text:p>
      <text:list xml:id="list2044755518761877298" text:style-name="L3">
        <text:list-item>
          <text:p text:style-name="P24">version.php</text:p>
        </text:list-item>
        <text:list-item>
          <text:p text:style-name="P25"><text:span text:style-name="T13">offlline/</text:span>lib/<text:span text:style-name="T14">staff.php, file_put.hp</text:span></text:p>
        </text:list-item>
        <text:list-item>
          <text:p text:style-name="P25"><text:span text:style-name="T13">offline/m</text:span>ain/<text:span text:style-name="T13">about.php, repository.php</text:span></text:p>
        </text:list-item>
        <text:list-item>
          <text:p text:style-name="P26">Insert repository_get/put into d01_permit</text:p>
        </text:list-item>
        <text:list-item>
          <text:p text:style-name="P27">DB: create d20_repository</text:p>
        </text:list-item>
      </text:list>
      <text:p text:style-name="P17"/>
      <text:p text:style-name="P13"/>
      <text:p text:style-name="P4">Versioning How-to:</text:p>
      <text:p text:style-name="P10"/>
      <text:p text:style-name="P12">Update <text:span text:style-name="T8">version # in this doc and</text:span> <text:span text:style-name="T9">version</text:span>.php</text:p>
      <text:p text:style-name="P9">Commit this doc <text:span text:style-name="T8">&amp; version.php</text:span></text:p>
      <text:p text:style-name="P11">Save a copy <text:span text:style-name="T4">of this doc &amp; version.php</text:span> in each user library</text:p>
      <text:p text:style-name="P7">Tag with version id <text:span text:style-name="T5">(git tag -a &lt;tag&gt; &lt;hash&gt;)</text:span></text:p>
      <text:p text:style-name="P15">(git stash save)</text:p>
      <text:p text:style-name="P8">Checkout master <text:span text:style-name="T11">(git checkout master)</text:span></text:p>
      <text:p text:style-name="P8">Merge dev <text:span text:style-name="T11">(git merge dev)</text:span></text:p>
      <text:p text:style-name="P8">Push to origin <text:span text:style-name="T11">(git push origin) <text:s/>(git push –tags origin master??)</text:span></text:p>
      <text:p text:style-name="P8">Checkout dev <text:span text:style-name="T12">(git checkout dev)</text:span></text:p>
      <text:p text:style-name="P15">(git stash pop)</text:p>
      <text:p text:style-name="P8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5-25T19:35:36.909714271</dc:date>
    <meta:editing-duration>P3DT22H6M31S</meta:editing-duration>
    <meta:editing-cycles>145</meta:editing-cycles>
    <meta:generator>LibreOffice/5.0.5.2$Linux_X86_64 LibreOffice_project/00m0$Build-2</meta:generator>
    <meta:document-statistic meta:table-count="0" meta:image-count="0" meta:object-count="0" meta:page-count="1" meta:paragraph-count="28" meta:word-count="167" meta:character-count="1115" meta:non-whitespace-character-count="983"/>
  </office:meta>
</office:document-meta>
</file>